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 style:list-style-name="L2">
      <style:graphic-properties draw:fill-color="#ffffff" fo:min-height="13.609cm"/>
    </style:style>
    <style:style style:name="pr6" style:family="presentation" style:parent-style-name="Default-subtitle" style:list-style-name="L2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13.61cm"/>
    </style:style>
    <style:style style:name="co1" style:family="table-column">
      <style:table-column-properties style:column-width="7.557cm" style:use-optimal-column-width="false"/>
    </style:style>
    <style:style style:name="co2" style:family="table-column">
      <style:table-column-properties style:column-width="7.561cm" style:use-optimal-column-width="false"/>
    </style:style>
    <style:style style:name="ro1" style:family="table-row">
      <style:table-row-properties style:row-height="1.746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8cm solid #000000"/>
      <style:text-properties fo:font-size="2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18pt" style:font-size-complex="18pt"/>
    </style:style>
    <style:style style:name="P6" style:family="paragraph">
      <style:paragraph-properties fo:text-align="center"/>
      <style:text-properties fo:font-family="'Courier 10 Pitch'" style:font-family-generic="swiss" style:font-pitch="variable" fo:font-size="14pt" style:font-size-asian="14pt" style:font-size-complex="14pt"/>
    </style:style>
    <style:style style:name="P7" style:family="paragraph">
      <style:paragraph-properties fo:text-align="start"/>
      <style:text-properties fo:font-family="'Courier 10 Pitch'" style:font-family-generic="swiss" style:font-pitch="variable" fo:font-size="14pt" style:font-size-asian="14pt" style:font-size-complex="14pt"/>
    </style:style>
    <style:style style:name="P8" style:family="paragraph">
      <style:paragraph-properties fo:text-align="center"/>
      <style:text-properties fo:font-family="'Courier 10 Pitch'" style:font-family-generic="swiss" style:font-pitch="variable" fo:font-size="9pt" style:font-size-asian="9pt" style:font-size-complex="9pt"/>
    </style:style>
    <style:style style:name="P9" style:family="paragraph">
      <style:paragraph-properties fo:text-align="start"/>
      <style:text-properties fo:font-family="'Courier 10 Pitch'" style:font-family-generic="swiss" style:font-pitch="variable" fo:font-size="9pt" style:font-size-asian="9pt" style:font-size-complex="9pt"/>
    </style:style>
    <style:style style:name="P10" style:family="paragraph">
      <style:paragraph-properties fo:text-align="start"/>
      <style:text-properties fo:font-family="'Courier 10 Pitch'" style:font-family-generic="swiss" style:font-pitch="variable" fo:font-size="20pt" style:font-size-asian="20pt" style:font-size-complex="20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family="'Courier 10 Pitch'" style:font-family-generic="swiss" style:font-pitch="variable" fo:font-size="18pt" style:font-size-asian="18pt" style:font-size-complex="18pt"/>
    </style:style>
    <style:style style:name="P14" style:family="paragraph">
      <style:paragraph-properties fo:text-align="start"/>
      <style:text-properties fo:font-family="'Courier 10 Pitch'" style:font-family-generic="swiss" style:font-pitch="variable" fo:font-size="15pt" style:font-size-asian="15pt" style:font-size-complex="15pt"/>
    </style:style>
    <style:style style:name="P15" style:family="paragraph">
      <style:paragraph-properties fo:text-align="start"/>
      <style:text-properties fo:font-family="'Courier 10 Pitch'" style:font-family-generic="swiss" style:font-pitch="variable" fo:font-size="15pt" style:font-size-asian="15pt" style:font-size-complex="15pt"/>
    </style:style>
    <style:style style:name="P16" style:family="paragraph">
      <style:paragraph-properties fo:text-align="start"/>
      <style:text-properties fo:font-family="'Courier 10 Pitch'" style:font-family-generic="swiss" style:font-pitch="variable" fo:font-size="16pt" style:font-size-asian="16pt" style:font-size-complex="16pt"/>
    </style:style>
    <style:style style:name="P17" style:family="paragraph">
      <style:paragraph-properties fo:text-align="start"/>
      <style:text-properties fo:font-family="'Courier 10 Pitch'" style:font-family-generic="swiss" style:font-pitch="variable"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family="'Bitstream Charter'" style:font-family-generic="roman" style:font-pitch="variable"/>
    </style:style>
    <style:style style:name="T4" style:family="text">
      <style:text-properties fo:font-family="'Courier New'" style:font-family-generic="modern" style:font-pitch="fixed"/>
    </style:style>
    <style:style style:name="T5" style:family="text">
      <style:text-properties fo:font-family="'Courier 10 Pitch'" style:font-family-generic="swiss" style:font-pitch="variable"/>
    </style:style>
    <style:style style:name="T6" style:family="text">
      <style:text-properties fo:font-family="'Courier 10 Pitch'" style:font-family-generic="swiss" style:font-pitch="variable" fo:font-size="15pt" style:font-size-asian="15pt" style:font-size-complex="15pt"/>
    </style:style>
    <style:style style:name="T7" style:family="text">
      <style:text-properties fo:font-family="'Courier 10 Pitch'" style:font-family-generic="swiss" style:font-pitch="variable" fo:font-size="20pt" style:font-size-asian="20pt" style:font-size-complex="20pt"/>
    </style:style>
    <style:style style:name="T8" style:family="text">
      <style:text-properties fo:font-family="'Courier 10 Pitch'" style:font-family-generic="swiss" style:font-pitch="variable" fo:font-size="15pt" style:font-size-asian="15pt" style:font-size-complex="15pt"/>
    </style:style>
    <style:style style:name="T9" style:family="text">
      <style:text-properties fo:font-family="Arial" style:font-family-generic="swiss" style:font-pitch="variable" fo:font-size="32pt" style:font-size-asian="32pt" style:font-size-complex="32pt"/>
    </style:style>
    <style:style style:name="T10" style:family="text">
      <style:text-properties fo:font-family="'Courier 10 Pitch'" style:font-family-generic="swiss" style:font-pitch="variable" fo:font-size="14pt" style:font-size-asian="14pt" style:font-size-complex="14pt"/>
    </style:style>
    <style:style style:name="T11" style:family="text">
      <style:text-properties fo:font-family="'Courier 10 Pitch'" style:font-family-generic="swiss" style:font-pitch="variable" fo:font-size="32pt" fo:language="en" fo:country="US" style:font-size-asian="32pt" style:font-size-complex="32pt"/>
    </style:style>
    <style:style style:name="T12" style:family="text">
      <style:text-properties fo:font-family="'Courier 10 Pitch'" style:font-family-generic="swiss" style:font-pitch="variable" fo:font-size="9pt" style:font-size-asian="9pt" style:font-size-complex="9pt"/>
    </style:style>
    <style:style style:name="T13" style:family="text">
      <style:text-properties fo:font-family="'Courier 10 Pitch'" style:font-family-generic="swiss" style:font-pitch="variable" fo:font-size="18pt" style:font-size-asian="18pt" style:font-size-complex="18pt"/>
    </style:style>
    <style:style style:name="T14" style:family="text">
      <style:text-properties fo:font-family="'Courier 10 Pitch'" style:font-family-generic="swiss" style:font-pitch="variable" fo:font-size="20pt" style:font-size-asian="20pt" style:font-size-complex="20pt"/>
    </style:style>
    <style:style style:name="T15" style:family="text">
      <style:text-properties fo:font-family="'Courier 10 Pitch'" style:font-family-generic="swiss" style:font-pitch="variable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family="'Courier 10 Pitch'" style:font-family-generic="swiss" style:font-pitch="variable" fo:font-size="16pt" style:font-size-asian="16pt" style:font-size-complex="16pt"/>
    </style:style>
    <style:style style:name="T18" style:family="text">
      <style:text-properties fo:font-family="'Courier 10 Pitch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Erlang debugging<text:line-break/><text:span text:style-name="T1">mats cronqvist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2">Ruminations on tools and strategies.</text:span></text:p>
            <text:p/>
            <text:p><text:span text:style-name="T1">With boring anecdote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rumination <text:line-break/>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>n 1: a calm lengthy intent consideration [syn: contemplation, reflection, reflexion, musing, thoughtfulness] </text:p>
            <text:p>2: (of ruminants) chewing (the cud); "ruminants have remarkable powers of rumination" </text:p>
            <text:p>3: regurgitation of small amounts of food; seen in some infants after feeding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asse goes to Denmark...</text:p>
          </draw:text-box>
        </draw:frame>
        <draw:frame presentation:style-name="pr5" draw:text-style-name="P1" draw:layer="layout" svg:width="25.199cm" svg:height="13.609cm" svg:x="1.4cm" svg:y="5.039cm" presentation:class="subtitle">
          <draw:text-box>
            <text:list text:style-name="L2">
              <text:list-item>
                <text:p text:style-name="P1">Embedded system running OTP R5.</text:p>
              </text:list-item>
              <text:list-item>
                <text:p text:style-name="P1">Live in Denmark.</text:p>
              </text:list-item>
              <text:list-item>
                <text:p text:style-name="P1">There was no way to log into the CPU.</text:p>
              </text:list-item>
              <text:list-item>
                <text:p text:style-name="P1">There was no way to load new code.</text:p>
              </text:list-item>
              <text:list-item>
                <text:p text:style-name="P1">There was no usable application debugging tool.</text:p>
              </text:list-item>
              <text:list-item>
                <text:p text:style-name="P1">You could physically connect a terminal.</text:p>
                <text:p text:style-name="P1"/>
              </text:list-item>
            </text:list>
            <text:p text:style-name="P1">The node got overloaded after 90 days.</text:p>
            <text:p text:style-name="P1">A tech traveled there and rebooted every 90 days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...virtually...</text:p>
          </draw:text-box>
        </draw:frame>
        <draw:frame presentation:style-name="pr6" draw:text-style-name="P1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1">Wrote a one-liner...</text:p>
              </text:list-item>
              <text:list-item>
                <text:p text:style-name="P1">...that ran a one-minute trace and wrote to a file.</text:p>
              </text:list-item>
              <text:list-item>
                <text:p text:style-name="P1">Sent it to the Danish tech by mail...</text:p>
              </text:list-item>
              <text:list-item>
                <text:p text:style-name="P1">...who ran it by pasting it into a shell...</text:p>
              </text:list-item>
              <text:list-item>
                <text:p text:style-name="P1">...before and after the reboot...</text:p>
              </text:list-item>
              <text:list-item>
                <text:p text:style-name="P1">...and emailed the files to me (base-64 encod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...tracing saves the day!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3">Wrote a comparison profiler.</text:span></text:p>
            <text:p><text:span text:style-name="T3">Compare the average execution time for each function, before and after the reboot.</text:span></text:p>
            <text:p/>
            <text:p><text:span text:style-name="T4">ets:lookup/2</text:span></text:p>
            <text:p><text:span text:style-name="T3">was 100 times slower before the reboo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42</text:p>
          </draw:text-box>
        </draw:frame>
        <draw:frame presentation:style-name="pr2" draw:layer="layout" svg:width="25.199cm" svg:height="13.609cm" svg:x="1.4cm" svg:y="5.039cm" presentation:class="subtitle">
          <draw:text-box>
            <text:p>The hash function was broken for bignums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he Dark Side</text:p>
          </draw:text-box>
        </draw:frame>
        <draw:frame presentation:style-name="pr7" draw:layer="layout" svg:width="25.199cm" svg:height="13.61cm" svg:x="1.4cm" svg:y="5.039cm" presentation:class="subtitle">
          <draw:text-box>
            <text:p>Embedded system.</text:p>
            <text:p>Multi-million lines of C++.</text:p>
            <text:p>The disks were too small for core files.</text:p>
            <text:p>100s of units deployed.</text:p>
            <text:p/>
            <text:p>...but...</text:p>
            <text:p>The network worked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The Point...</text:p>
          </draw:text-box>
        </draw:frame>
        <draw:frame presentation:style-name="pr7" draw:layer="layout" svg:width="25.199cm" svg:height="13.61cm" svg:x="1.4cm" svg:y="5.039cm" presentation:class="subtitle" presentation:user-transformed="true">
          <draw:text-box>
            <text:p>Debuggability is a property of a system</text:p>
            <text:p/>
            <text:p>In a distributed system, fail-stop bugs are eas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3 kinds of bugs</text:p>
          </draw:text-box>
        </draw:frame>
        <draw:frame presentation:style-name="pr2" draw:text-style-name="P2" draw:layer="layout" svg:width="25.27cm" svg:height="13.609cm" svg:x="1.4cm" svg:y="5.039cm" presentation:class="subtitle" presentation:user-transformed="true">
          <draw:text-box>
            <text:list text:style-name="L1">
              <text:list-item>
                <text:p text:style-name="P2">It crashes “randomly”</text:p>
              </text:list-item>
            </text:list>
            <text:p text:style-name="P2"/>
            <text:list text:continue-numbering="true" text:style-name="L1">
              <text:list-item>
                <text:p text:style-name="P2">It uses too much of a resource</text:p>
              </text:list-item>
            </text:list>
            <text:p text:style-name="P2"/>
            <text:list text:continue-numbering="true" text:style-name="L1">
              <text:list-item>
                <text:p text:style-name="P2">It gives the wrong answer</text:p>
              </text:list-item>
            </text:list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trategy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</draw:text-box>
        </draw:frame>
        <draw:frame draw:style-name="standard" draw:layer="layout" svg:width="22.674cm" svg:height="8.297cm" svg:x="2.54cm" svg:y="6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Monitoring</text:p>
              </table:table-cell>
              <table:table-cell>
                <text:p text:style-name="P5">Narrowing</text:p>
              </table:table-cell>
            </table:table-row>
            <table:table-row table:style-name="ro1" table:default-cell-style-name="ce1">
              <table:table-cell>
                <text:p text:style-name="P5">crashes</text:p>
              </table:table-cell>
              <table:table-cell>
                <text:p text:style-name="P5">logging</text:p>
              </table:table-cell>
              <table:table-cell>
                <text:p text:style-name="P5">context</text:p>
              </table:table-cell>
            </table:table-row>
            <table:table-row table:style-name="ro1" table:default-cell-style-name="ce1">
              <table:table-cell>
                <text:p text:style-name="P5">performance</text:p>
              </table:table-cell>
              <table:table-cell>
                <text:p text:style-name="P5">real-time logging</text:p>
              </table:table-cell>
              <table:table-cell>
                <text:p text:style-name="P5">process → function</text:p>
              </table:table-cell>
            </table:table-row>
            <table:table-row table:style-name="ro1" table:default-cell-style-name="ce1">
              <table:table-cell>
                <text:p text:style-name="P5">wrong result</text:p>
              </table:table-cell>
              <table:table-cell>
                <text:p text:style-name="P5">contracts (test cases)</text:p>
              </table:table-cell>
              <table:table-cell>
                <text:p text:style-name="P5">contex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olling</text:p>
          </draw:text-box>
        </draw:frame>
        <draw:frame presentation:style-name="pr7" draw:layer="layout" svg:width="25.199cm" svg:height="13.61cm" svg:x="1.4cm" svg:y="5.039cm" presentation:class="subtitle">
          <draw:text-box>
            <text:p>The Erlang VM has many info methods</text:p>
            <text:p/>
            <text:list text:style-name="L1">
              <text:list-item>
                <text:p text:style-name="P1"><text:span text:style-name="T5">erlang:memory</text:span></text:p>
              </text:list-item>
              <text:list-item>
                <text:p text:style-name="P1"><text:span text:style-name="T5">erlang:system_info</text:span></text:p>
              </text:list-item>
              <text:list-item>
                <text:p text:style-name="P1"><text:span text:style-name="T5">erlang:statistics</text:span></text:p>
              </text:list-item>
              <text:list-item>
                <text:p text:style-name="P1"><text:span text:style-name="T5">erlang:process_info</text:span></text:p>
              </text:list-item>
              <text:list-item>
                <text:p text:style-name="P1"><text:span text:style-name="T5">inet:i(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Narrowing, proc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UNIX top</text:p>
            <text:p/>
            <text:p text:style-name="P1"><text:span text:style-name="T6">top - 13:54:15 up 24 days, <text:s/>2:59, <text:s/>9 users, <text:s/>load average: 0.15, 0.42, 0.49</text:span></text:p>
            <text:p text:style-name="P1"><text:span text:style-name="T6">Tasks: 192 total, <text:s text:c="2"/>5 running, 185 sleeping, <text:s text:c="2"/>0 stopped, <text:s text:c="2"/>2 zombie</text:span></text:p>
            <text:p text:style-name="P1"><text:span text:style-name="T6">Cpu(s): <text:s/>7.0%us, <text:s/>3.3%sy, <text:s/>0.0%ni, 89.7%id, <text:s/>0.0%wa, <text:s/>0.0%hi, <text:s/>0.0%si, <text:s/>0.0%st</text:span></text:p>
            <text:p text:style-name="P1"><text:span text:style-name="T6">Mem: <text:s text:c="2"/>3106248k total, <text:s/>2978996k used, <text:s text:c="2"/>127252k free, <text:s text:c="3"/>67844k buffers</text:span></text:p>
            <text:p text:style-name="P1"><text:span text:style-name="T6">Swap: <text:s text:c="7"/>0k total, <text:s text:c="7"/>0k used, <text:s text:c="7"/>0k free, <text:s/>2066100k cached</text:span></text:p>
            <text:p text:style-name="P1"><text:span text:style-name="T6"/></text:p>
            <text:p text:style-name="P1"><text:span text:style-name="T6"><text:s text:c="2"/></text:span><text:span text:style-name="T6">PID %MEM <text:s/>VIRT SWAP <text:s/>RES CODE DATA <text:s/>SHR nFLT nDRT S <text:s/>PR <text:s/>NI %CPU COMMAND</text:span></text:p>
            <text:p text:style-name="P1"><text:span text:style-name="T6"><text:s/></text:span><text:span text:style-name="T6">8748 <text:s/>4.5 <text:s/>181m <text:s/>44m 136m 1544 174m 2156 <text:s text:c="2"/>15 <text:s text:c="3"/>0 S <text:s/>20 <text:s text:c="2"/>0 <text:s text:c="3"/>1 beam.smp</text:span></text:p>
            <text:p text:style-name="P1"><text:span text:style-name="T6"><text:s/></text:span><text:span text:style-name="T6">2842 <text:s/>3.6 <text:s/>307m 196m 110m <text:s text:c="2"/>44 236m <text:s/>27m <text:s text:c="3"/>0 <text:s text:c="3"/>0 R <text:s/>20 <text:s text:c="2"/>0 <text:s text:c="3"/>7 firefox-bin</text:span></text:p>
            <text:p text:style-name="P1"><text:span text:style-name="T6">29380 <text:s/>3.0 <text:s/>395m 304m <text:s/>91m <text:s text:c="2"/>48 225m <text:s/>30m 1095 <text:s text:c="3"/>0 S <text:s/>20 <text:s text:c="2"/>0 <text:s text:c="3"/>0 amarok</text:span></text:p>
            <text:p text:style-name="P1"><text:span text:style-name="T6">24748 <text:s/>2.6 <text:s/>171m <text:s/>93m <text:s/>77m <text:s/>31m 113m <text:s/>12m <text:s text:c="3"/>7 <text:s text:c="3"/>0 S <text:s/>20 <text:s text:c="2"/>0 <text:s text:c="3"/>0 chro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Narrowing, proc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dtop</text:p>
            <text:p/>
            <text:p text:style-name="P1"><text:span text:style-name="T7">dtop:start()</text:span></text:p>
            <text:p><text:span text:style-name="T8">-------------------------------------------------------------------------------</text:span></text:p>
            <text:p><text:span text:style-name="T8">kr@sterlett <text:s text:c="12"/>size: 4(45)M, cpu%: 0(27), procs: 39, runq: 0, 13:57:19</text:span></text:p>
            <text:p><text:span text:style-name="T8">memory[kB]: <text:s/>proc <text:s text:c="4"/>591, atom <text:s text:c="4"/>300, bin <text:s text:c="5"/>40, code <text:s text:c="3"/>1905, ets <text:s text:c="4"/>128</text:span></text:p>
            <text:p><text:span text:style-name="T8"/></text:p>
            <text:p><text:span text:style-name="T8">pid <text:s text:c="8"/>name <text:s text:c="28"/>current <text:s text:c="12"/>msgq <text:s text:c="2"/>mem cpu</text:span></text:p>
            <text:p><text:span text:style-name="T8">&lt;0.49.0&gt; <text:s text:c="3"/>prfTarg <text:s text:c="25"/>prfPrc:pidinfo/2 <text:s text:c="6"/>0 <text:s text:c="3"/>31 <text:s text:c="2"/>0</text:span></text:p>
            <text:p><text:span text:style-name="T8">&lt;0.40.0&gt; <text:s text:c="3"/>group:server/3 <text:s text:c="18"/>group:get_line1/3 <text:s text:c="5"/>0 <text:s text:c="3"/>11 <text:s text:c="2"/>0</text:span></text:p>
            <text:p><text:span text:style-name="T8">&lt;0.46.0&gt; <text:s text:c="3"/>dtop <text:s text:c="28"/>prfHost:loop/1 <text:s text:c="8"/>0 <text:s text:c="3"/>21 <text:s text:c="2"/>0</text:span></text:p>
            <text:p><text:span text:style-name="T8">&lt;0.28.0&gt; <text:s text:c="3"/>user_drv:server/2 <text:s text:c="15"/>user_drv:server_loo <text:s text:c="3"/>0 <text:s text:c="3"/>17 <text:s text:c="2"/>0</text:span></text:p>
            <text:p><text:span text:style-name="T8">&lt;0.50.0&gt; <text:s text:c="3"/>erlang:apply/2 <text:s text:c="18"/>file_io_server:serv <text:s text:c="3"/>0 <text:s text:c="4"/>8 <text:s text:c="2"/>0</text:span></text:p>
            <text:p><text:span text:style-name="T8">&lt;0.51.0&gt; <text:s text:c="3"/>erlang:apply/2 <text:s text:c="18"/>file_io_server:serv <text:s text:c="3"/>0 <text:s text:c="4"/>8 <text:s text:c="2"/>0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terrupts</text:p>
          </draw:text-box>
        </draw:frame>
        <draw:frame presentation:style-name="pr7" draw:layer="layout" svg:width="25.199cm" svg:height="13.61cm" svg:x="1.4cm" svg:y="5.039cm" presentation:class="subtitle">
          <draw:text-box>
            <text:p>The Erlang VM has 2 interrupt mechanisms</text:p>
            <text:p/>
            <text:list text:style-name="L1">
              <text:list-item>
                <text:p text:style-name="P1"><text:span text:style-name="T5">erlang:trace/3 <text:s text:c="11"/>(redbug)</text:span></text:p>
              </text:list-item>
            </text:list>
            <text:p text:style-name="P1"><text:span text:style-name="T5"/></text:p>
            <text:list text:continue-numbering="true" text:style-name="L1">
              <text:list-item>
                <text:p text:style-name="P1"><text:span text:style-name="T5">erlang:system_monitor/2 <text:s text:c="2"/>(watchdog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Narrowing, functions</text:p>
          </draw:text-box>
        </draw:frame>
        <draw:frame presentation:style-name="pr2" draw:text-style-name="P7" draw:layer="layout" svg:width="25.199cm" svg:height="13.609cm" svg:x="1.4cm" svg:y="5.039cm" presentation:class="subtitle" presentation:user-transformed="true">
          <draw:text-box>
            <text:p text:style-name="P6"><text:span text:style-name="T9">UNIX strace</text:span></text:p>
            <text:p text:style-name="P7"><text:span text:style-name="T10">STRACE(1) <text:s text:c="61"/>STRACE(1)</text:span></text:p>
            <text:p text:style-name="P7"><text:span text:style-name="T10"/></text:p>
            <text:p text:style-name="P7"><text:span text:style-name="T10">NAME</text:span></text:p>
            <text:p text:style-name="P7"><text:span text:style-name="T10"><text:s text:c="7"/></text:span><text:span text:style-name="T10">strace - trace system calls and signals</text:span></text:p>
            <text:p text:style-name="P7"><text:span text:style-name="T10"/></text:p>
            <text:p text:style-name="P7"><text:span text:style-name="T10">SYNOPSIS</text:span></text:p>
            <text:p text:style-name="P7"><text:span text:style-name="T10"><text:s text:c="7"/></text:span><text:span text:style-name="T10">strace <text:s/>[ <text:s/>-dffhiqrtttTvxx <text:s/>] <text:s/>[ <text:s/>-acolumn ] [ -eexpr ] ... <text:s/>[ -ofile ] [</text:span></text:p>
            <text:p text:style-name="P7"><text:span text:style-name="T10"><text:s text:c="7"/></text:span><text:span text:style-name="T10">-ppid ] ... <text:s/>[ -sstrsize ] [ -uusername ] [ -Evar=val ] ... <text:s text:c="2"/>[ <text:s/>-Evar <text:s/>]</text:span></text:p>
            <text:p text:style-name="P7"><text:span text:style-name="T10"><text:s text:c="7"/></text:span><text:span text:style-name="T10">... <text:s/>[ command [ arg ... <text:s/>] ]</text:span></text:p>
            <text:p text:style-name="P7"><text:span text:style-name="T10"/></text:p>
            <text:p text:style-name="P7"><text:span text:style-name="T10"><text:s text:c="7"/></text:span><text:span text:style-name="T10">strace -c [ -eexpr ] ... <text:s/>[ -Ooverhead ] [ -Ssortby ] [ command [ arg ...</text:span></text:p>
            <text:p text:style-name="P7"><text:span text:style-name="T10"><text:s text:c="7"/></text:span><text:span text:style-name="T10">] ]</text:span></text:p>
            <text:p text:style-name="P7"><text:span text:style-name="T10"/></text:p>
            <text:p text:style-name="P7"><text:span text:style-name="T10">DESCRIPTION</text:span></text:p>
            <text:p text:style-name="P7"><text:span text:style-name="T10"><text:s text:c="7"/></text:span><text:span text:style-name="T10">Strace intercepts and records the system calls which are called by a process</text:span></text:p>
            <text:p text:style-name="P7"><text:span text:style-name="T10"><text:s text:c="7"/></text:span><text:span text:style-name="T10">and the signals which are received by a process. <text:s/>The name of each system</text:span></text:p>
            <text:p text:style-name="P7"><text:span text:style-name="T10"><text:s text:c="7"/></text:span><text:span text:style-name="T10">call, its arguments and its return value are printed...</text:span></text:p>
            <text:p text:style-name="P7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Narrowing, functions</text:p>
          </draw:text-box>
        </draw:frame>
        <draw:frame presentation:style-name="pr2" draw:text-style-name="P9" draw:layer="layout" svg:width="25.199cm" svg:height="13.609cm" svg:x="1.4cm" svg:y="5.039cm" presentation:class="subtitle" presentation:user-transformed="true">
          <draw:text-box>
            <text:p text:style-name="P8"><text:span text:style-name="T11">redbug</text:span></text:p>
            <text:p text:style-name="P8"><text:span text:style-name="T11"/></text:p>
            <text:p text:style-name="P9"><text:span text:style-name="T12"><text:s text:c="2"/></text:span><text:span text:style-name="T13">redbug:start(Trc,Opts).</text:span></text:p>
            <text:p text:style-name="P9"><text:span text:style-name="T13"/></text:p>
            <text:p text:style-name="P9"><text:span text:style-name="T13"><text:s text:c="2"/></text:span><text:span text:style-name="T13">redbug is a tool to interact with the Erlang trace facility.</text:span></text:p>
            <text:p text:style-name="P9"><text:span text:style-name="T13"><text:s text:c="2"/></text:span><text:span text:style-name="T13">It will instruct the Erlang VM to generate so called</text:span></text:p>
            <text:p text:style-name="P9"><text:span text:style-name="T13"><text:s text:c="2"/></text:span><text:span text:style-name="T13">'trace messages' when certain events (such as a particular</text:span></text:p>
            <text:p text:style-name="P9"><text:span text:style-name="T13"><text:s text:c="2"/></text:span><text:span text:style-name="T13">function being called) occur.</text:span></text:p>
            <text:p text:style-name="P9"><text:span text:style-name="T13"><text:s text:c="2"/></text:span><text:span text:style-name="T13">The trace messages are either printed (i.e. human readable)</text:span></text:p>
            <text:p text:style-name="P9"><text:span text:style-name="T13"><text:s text:c="2"/></text:span><text:span text:style-name="T13">to a file or to the screen; or written to a trc file.</text:span></text:p>
            <text:p text:style-name="P9"><text:span text:style-name="T13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redbug trace patterns</text:p>
          </draw:text-box>
        </draw:frame>
        <draw:frame presentation:style-name="pr2" draw:text-style-name="P11" draw:layer="layout" svg:width="25.199cm" svg:height="13.609cm" svg:x="1.4cm" svg:y="5.039cm" presentation:class="subtitle" presentation:user-transformed="true">
          <draw:text-box>
            <text:p text:style-name="P10"><text:span text:style-name="T14">Trc: list('send'|'receive'|{M}|{M,F}|{M,RMSs}|{M,F,RMSs})</text:span></text:p>
            <text:p text:style-name="P10"><text:span text:style-name="T14">Proc: 'all'|pid()|atom(Regname)|{'pid',I2,I3}</text:span></text:p>
            <text:p text:style-name="P10"><text:span text:style-name="T14">Targ: node()</text:span></text:p>
            <text:p text:style-name="P10"><text:span text:style-name="T14">RMSs: (restricted match specs): list(RMS)</text:span></text:p>
            <text:p text:style-name="P10"><text:span text:style-name="T14">RMS: 'stack'|'return'|tuple(ArgDescriptor)</text:span></text:p>
            <text:p text:style-name="P11"><text:span text:style-name="T14">ArgDescriptor: '_'|literal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redbug opts</text:p>
          </draw:text-box>
        </draw:frame>
        <draw:frame presentation:style-name="pr2" draw:text-style-name="P12" draw:layer="layout" svg:width="25.199cm" svg:height="14.004cm" svg:x="1.4cm" svg:y="4.841cm" presentation:class="subtitle" presentation:user-transformed="true">
          <draw:text-box>
            <text:p text:style-name="P12"><text:span text:style-name="T15"/></text:p>
            <text:p text:style-name="P13"><text:span text:style-name="T15">Opts: list({Opt,Val})</text:span></text:p>
            <text:p text:style-name="P13"><text:span text:style-name="T15"><text:s text:c="2"/></text:span><text:span text:style-name="T15">general opts:</text:span></text:p>
            <text:p text:style-name="P13"><text:span text:style-name="T15">time <text:s text:c="8"/>(15000) <text:s text:c="6"/>stop trace after this many ms</text:span></text:p>
            <text:p text:style-name="P13"><text:span text:style-name="T15">msgs <text:s text:c="8"/>(10) <text:s text:c="9"/>stop trace after this many msgs</text:span></text:p>
            <text:p text:style-name="P13"><text:span text:style-name="T15">proc <text:s text:c="8"/>(all) <text:s text:c="8"/>(list of) Erlang process(es)</text:span></text:p>
            <text:p text:style-name="P13"><text:span text:style-name="T15">targ <text:s text:c="8"/>(node()) <text:s text:c="5"/>node to trace on</text:span></text:p>
            <text:p text:style-name="P13"><text:span text:style-name="T15"><text:s text:c="2"/></text:span><text:span text:style-name="T15">print-related opts</text:span></text:p>
            <text:p text:style-name="P13"><text:span text:style-name="T15">max_queue <text:s text:c="3"/>(5000) <text:s text:c="7"/>fail if internal queue gets this long</text:span></text:p>
            <text:p text:style-name="P13"><text:span text:style-name="T15">max_msg_size (50000) <text:s text:c="6"/>fail if seeing a msg this big</text:span></text:p>
            <text:p text:style-name="P13"><text:span text:style-name="T15">buffered <text:s text:c="4"/>(no) <text:s text:c="9"/>buffer messages till end of trace</text:span></text:p>
            <text:p text:style-name="P13"><text:span text:style-name="T15">print_form <text:s text:c="2"/>("~s~n") <text:s text:c="5"/>print msgs using this format</text:span></text:p>
            <text:p text:style-name="P13"><text:span text:style-name="T15">print_file <text:s text:c="2"/>(standard_io) print to this file</text:span></text:p>
            <text:p text:style-name="P13"><text:span text:style-name="T15">print_re <text:s text:c="4"/>("") <text:s text:c="9"/>print only strings that match this</text:span></text:p>
            <text:p text:style-name="P13"><text:span text:style-name="T15"><text:s text:c="2"/></text:span><text:span text:style-name="T15">trc file related opts</text:span></text:p>
            <text:p text:style-name="P13"><text:span text:style-name="T15">file <text:s text:c="8"/>(none) <text:s text:c="7"/>use a trc file based on this name</text:span></text:p>
            <text:p text:style-name="P13"><text:span text:style-name="T15">file_size <text:s text:c="3"/>(1) <text:s text:c="10"/>size of each trc file</text:span></text:p>
            <text:p text:style-name="P13"><text:span text:style-name="T15">file_count <text:s text:c="2"/>(8) <text:s text:c="10"/>number of trc files</text:span></text:p>
            <text:p text:style-name="P13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dbug examples</text:p>
          </draw:text-box>
        </draw:frame>
        <draw:frame presentation:style-name="pr7" draw:text-style-name="P14" draw:layer="layout" svg:width="25.199cm" svg:height="13.61cm" svg:x="1.4cm" svg:y="5.039cm" presentation:class="subtitle" presentation:user-transformed="true">
          <draw:text-box>
            <text:p text:style-name="P14"><text:span text:style-name="T8">&gt; redbug:start({erlang},[{msgs,1}]).</text:span></text:p>
            <text:p text:style-name="P14"><text:span text:style-name="T8">14:51:05 &lt;kdb_sync&gt; {erlang,'++',</text:span></text:p>
            <text:p text:style-name="P14"><text:span text:style-name="T8"><text:s text:c="28"/></text:span><text:span text:style-name="T8">["/home/masse/svn/kred/devel-xmlrepc/logs",</text:span></text:p>
            <text:p text:style-name="P14"><text:span text:style-name="T8"><text:s text:c="29"/></text:span><text:span text:style-name="T8">"/TICK"]}</text:span></text:p>
            <text:p text:style-name="P14"><text:span text:style-name="T8"/></text:p>
            <text:p text:style-name="P14"><text:span text:style-name="T8">&gt; redbug:start({erlang,'++'},[{msgs,1}]).</text:span></text:p>
            <text:p text:style-name="P14"><text:span text:style-name="T8">14:51:48 &lt;kdb_sync&gt; {erlang,'++',</text:span></text:p>
            <text:p text:style-name="P14"><text:span text:style-name="T8"><text:s text:c="28"/></text:span><text:span text:style-name="T8">["/home/masse/svn/kred/devel-xmlrepc/logs",</text:span></text:p>
            <text:p text:style-name="P14"><text:span text:style-name="T8"><text:s text:c="29"/></text:span><text:span text:style-name="T8">"/TICK"]}</text:span></text:p>
            <text:p text:style-name="P14"><text:span text:style-name="T8"/></text:p>
            <text:p text:style-name="P14"><text:span text:style-name="T8">&gt; redbug:start({erlang,'++',[{"",'_'}]},[{msgs,2}]).</text:span></text:p>
            <text:p text:style-name="P14"><text:span text:style-name="T8">14:52:54 &lt;ssl_broker_sup&gt; {erlang,'++',[[],[&lt;0.550.0&gt;,acceptor,[]]]}</text:span></text:p>
            <text:p text:style-name="P14"><text:span text:style-name="T8"/></text:p>
            <text:p text:style-name="P14"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re examples</text:p>
          </draw:text-box>
        </draw:frame>
        <draw:frame presentation:style-name="pr7" draw:layer="layout" svg:width="25.199cm" svg:height="13.61cm" svg:x="1.4cm" svg:y="5.039cm" presentation:class="subtitle">
          <draw:text-box>
            <text:p text:style-name="P15"><text:span text:style-name="T6">&gt; redbug:start({erlang,'++',[{"",'_'}]},[{msgs,20},{print_file,"/tmp/foo"}]).</text:span></text:p>
            <text:p text:style-name="P15"><text:span text:style-name="T6"/></text:p>
            <text:p text:style-name="P16"><text:span text:style-name="T17">&gt; redbug:start({erlang,'++'},[{msgs,2},{proc,kdb_sync}]).</text:span></text:p>
            <text:p text:style-name="P16"><text:span text:style-name="T17">14:57:00 &lt;kdb_sync&gt; {erlang,'++',</text:span></text:p>
            <text:p text:style-name="P16"><text:span text:style-name="T17"><text:s text:c="28"/></text:span><text:span text:style-name="T17">["/home/masse/svn/kred/devel-xmlrepc/logs",</text:span></text:p>
            <text:p text:style-name="P16"><text:span text:style-name="T17"><text:s text:c="29"/></text:span><text:span text:style-name="T17">"/TICK"]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redbug for wizards</text:p>
          </draw:text-box>
        </draw:frame>
        <draw:frame presentation:style-name="pr7" draw:text-style-name="P17" draw:layer="layout" svg:width="25.199cm" svg:height="13.61cm" svg:x="1.4cm" svg:y="5.039cm" presentation:class="subtitle" presentation:user-transformed="true">
          <draw:text-box>
            <text:p text:style-name="P17"><text:span text:style-name="T18"/></text:p>
            <text:p text:style-name="P17"><text:span text:style-name="T18"/></text:p>
            <text:p text:style-name="P17"><text:span text:style-name="T18">&gt; redbug:start({erlang,'++',[stack,return]},[{msgs,2},{proc,kdb_sync}]).</text:span></text:p>
            <text:p text:style-name="P17"><text:span text:style-name="T18">14:58:36 &lt;kdb_sync&gt; {erlang,'++',</text:span></text:p>
            <text:p text:style-name="P17"><text:span text:style-name="T18"><text:s text:c="28"/></text:span><text:span text:style-name="T18">["/home/masse/svn/kred/devel-xmlrepc/logs",</text:span></text:p>
            <text:p text:style-name="P17"><text:span text:style-name="T18"><text:s text:c="29"/></text:span><text:span text:style-name="T18">"/TICK"]}</text:span></text:p>
            <text:p text:style-name="P17"><text:span text:style-name="T18"/></text:p>
            <text:p text:style-name="P17"><text:span text:style-name="T18"><text:s text:c="2"/></text:span><text:span text:style-name="T18">{proc_lib,init_p_do_apply,3}</text:span></text:p>
            <text:p text:style-name="P17"><text:span text:style-name="T18"><text:s text:c="2"/></text:span><text:span text:style-name="T18">{gen_server,handle_msg,5}</text:span></text:p>
            <text:p text:style-name="P17"><text:span text:style-name="T18"><text:s text:c="2"/></text:span><text:span text:style-name="T18">{kdb_sync,handle_info,2}</text:span></text:p>
            <text:p text:style-name="P17"><text:span text:style-name="T18"/></text:p>
            <text:p text:style-name="P17"><text:span text:style-name="T18">14:58:36 &lt;kdb_sync&gt; {erlang,'++',2} -&gt; "/home/masse/svn/kred/devel-xmlrepc/logs/TICK"</text:span></text:p>
            <text:p text:style-name="P17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8T19:06:33</meta:creation-date>
    <meta:editing-duration>PT17H59M18S</meta:editing-duration>
    <meta:editing-cycles>12</meta:editing-cycles>
    <dc:date>2009-11-19T15:02:52</dc:date>
    <meta:generator>OpenOffice.org/3.1$Linux OpenOffice.org_project/310m19$Build-9420</meta:generator>
    <meta:document-statistic meta:object-count="106"/>
  </office:meta>
</office:document-meta>
</file>